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o teste no formato PDF.</text:h>
      <text:p text:style-name="Standard"/>
      <text:p text:style-name="Standard">O presente é uma forma de celebrar um acordo, firmado entre Brasil e Estados Unidos, que reconhece a cachaça como um produto genuinamente brasileiro. As negociações se arrastaram por dez anos e os produtores reclamavam do fato de a cachaça ser comercializada como “rum brasileiro”, o que limitava a exportação. </text:p>
      <text:p text:style-name="Standard"></text:p>
      <text:p text:style-name="Standard">Por outro lado, o Brasil também reconhecerá algumas bebidas vendidas no país como genuinamente norte-american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Romanzini</meta:initial-creator>
    <meta:creation-date>2011-12-22T10:36:14</meta:creation-date>
    <dc:date>2012-04-09T09:46:40</dc:date>
    <dc:creator>Leandro Romanzini</dc:creator>
    <meta:editing-duration>PT5M16S</meta:editing-duration>
    <meta:editing-cycles>5</meta:editing-cycles>
    <meta:generator>LibreOffice/3.4$Unix LibreOffice_project/340m1$Build-402</meta:generator>
    <meta:document-statistic meta:table-count="0" meta:image-count="0" meta:object-count="0" meta:page-count="1" meta:paragraph-count="4" meta:word-count="70" meta:character-count="456" meta:non-whitespace-character-count="386"/>
  </office:meta>
</office:document-meta>
</file>